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PropertySourceUtils.mergeLocations( List &lt; TestPropertySourceAttributes &gt; attributes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PropertySourceUtils.addPropertiesFilesToEnvironment( ConfigurableEnvironment environment , ResourceLoader resourceLoader , String ... l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PropertySourceUtils.buildMergedTestPropertySources( Class &lt; ? &gt; test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PropertySourceUtils.addPropertiesFilesToEnvironment( ConfigurableApplicationContext context , String ... 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Utils.mergeTestPropertySourceAttributes( List &lt; TestPropertySourceAttributes &gt; aggregatedAttributes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PropertySourceUtils.duplicationDetected( TestPropertySourceAttributes currentAttributes , @ Nullable TestPropertySourceAttributes previous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PropertySourceUtils.addInlinedPropertiesToEnvironment( ConfigurableApplicationContext context , String ... inlined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Utils.findRepeatableAnnotations( Class &lt; ? &gt; clazz , Class &lt; T &gt; annotationType , List &lt; List &lt; MergedAnnotation &lt; T &gt; &gt; &gt; listOfLists , int [ ] aggregate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PropertySourceUtils.convertInlinedPropertiesToMap( String ... inlinedPropert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estPropertySourceUtils.addInlinedPropertiesToEnvironment( ConfigurableEnvironment environment , String ... inlinedPropert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PropertySourceUtils.findRepeatableAnnotations( Class &lt; ? &gt; clazz , Class &lt; T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Utils.highMetaDistance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ropertySourceUtils.mergeProperties( List &lt; TestPropertySourceAttributes &gt; attributes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